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outline1">
      <style:graphic-properties fo:min-height="4.106cm"/>
    </style:style>
    <style:style style:name="P1" style:family="paragraph">
      <loext:graphic-properties draw:fill-color="#ffffff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otli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Kotlin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eral purpose, open source, statically types</text:p>
              </text:list-item>
              <text:list-item>
                <text:p>OO and functional</text:p>
              </text:list-item>
              <text:list-item>
                <text:p>Runtemes</text:p>
                <text:list>
                  <text:list-item>
                    <text:p>JVM</text:p>
                  </text:list-item>
                  <text:list-item>
                    <text:p>Android</text:p>
                  </text:list-item>
                  <text:list-item>
                    <text:p>JavaScript(ECMAScript 5.1)</text:p>
                  </text:list-item>
                </text:list>
              </text:list-item>
              <text:list-item>
                <text:p>Started by JetBrains</text:p>
              </text:list-item>
              <text:list-item>
                <text:p>Inspired by Java, C#, JavaScript, Scala and Groov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oals of Kotlin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cise</text:p>
              </text:list-item>
              <text:list-item>
                <text:p>More type safe (non-nullable types)</text:p>
              </text:list-item>
              <text:list-item>
                <text:p>100% Interoperable with Java</text:p>
              </text:list-item>
              <text:list-item>
                <text:p>Expressive</text:p>
              </text:list-item>
              <text:list-item>
                <text:p>Easy to lear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header>
                <text:p text:style-name="P2"><text:span text:style-name="T1">package demo</text:span></text:p>
                <text:p text:style-name="P2"><text:span text:style-name="T1">fun main(args: Array&lt;String&gt;) {</text:span></text:p>
                <text:p text:style-name="P2"><text:span text:style-name="T1"><text:s text:c="2"/></text:span><text:span text:style-name="T1">println(“Hello, world!”)</text:span></text:p>
                <text:p text:style-name="P2"><text:span text:style-name="T1">}</text:span></text:p>
              </text:list-header>
            </text:list>
          </draw:text-box>
        </draw:frame>
        <draw:frame presentation:style-name="pr4" draw:text-style-name="P3" draw:layer="layout" svg:width="12.297cm" svg:height="9.134cm" svg:x="14.313cm" svg:y="3.685cm" presentation:class="outline">
          <draw:text-box>
            <text:p text:style-name="P3"><text:span text:style-name="T2">package demo</text:span></text:p>
            <text:p text:style-name="P3"><text:span text:style-name="T2">public class HelloWorld {</text:span></text:p>
            <text:p text:style-name="P3"><text:span text:style-name="T2"><text:s text:c="2"/></text:span><text:span text:style-name="T2">public static void main(String[] args) {</text:span></text:p>
            <text:p text:style-name="P3"><text:span text:style-name="T2"><text:s text:c="4"/></text:span><text:span text:style-name="T2">System.out.println(“Hello, World”);</text:span></text:p>
            <text:p text:style-name="P3"><text:span text:style-name="T2"><text:s text:c="2"/></text:span><text:span text:style-name="T2">}</text:span></text:p>
            <text:p text:style-name="P3"><text:span text:style-name="T2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isibilit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ivate</text:p>
              </text:list-item>
              <text:list-item>
                <text:p>Protected</text:p>
              </text:list-item>
              <text:list-item>
                <text:p>Public</text:p>
              </text:list-item>
              <text:list-item>
                <text:p>Intern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2">
        <draw:frame presentation:style-name="pr5" draw:layer="layout" svg:width="25.199cm" svg:height="2.629cm" svg:x="1.4cm" svg:y="0.628cm" presentation:class="title">
          <draw:text-box>
            <text:p>Nullable Values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References must explicitly be marked as nullable when null is possible</text:p>
              </text:list-item>
              <text:list-item>
                <text:p>Uses “?”</text:p>
                <text:p/>
              </text:list-item>
            </text:list>
          </draw:text-box>
        </draw:frame>
        <draw:frame presentation:style-name="pr6" draw:text-style-name="P4" draw:layer="layout" svg:width="12.297cm" svg:height="4.356cm" svg:x="14.313cm" svg:y="3.685cm" presentation:class="outline">
          <draw:text-box>
            <text:p text:style-name="P4"><text:span text:style-name="T3">fun parseInt(str: String): Int? { … }</text:span></text:p>
          </draw:text-box>
        </draw:frame>
        <draw:frame presentation:style-name="pr6" draw:layer="layout" svg:width="13.97cm" svg:height="9.144cm" svg:x="13.97cm" svg:y="6.096cm" presentation:class="outline" presentation:user-transformed="true">
          <draw:text-box>
            <text:p text:style-name="P5">fun printProduct(arg1: String, arg2: String) {</text:p>
            <text:p text:style-name="P5"><text:s text:c="4"/>val x = parseInt(arg1)</text:p>
            <text:p text:style-name="P5"><text:s text:c="4"/>val y = parseInt(arg2)</text:p>
            <text:p text:style-name="P5"/>
            <text:p text:style-name="P5"><text:s text:c="4"/>// Using `x * y` yields error because they may hold nulls.</text:p>
            <text:p text:style-name="P5"><text:s text:c="4"/>if (x != null &amp;&amp; y != null) {</text:p>
            <text:p text:style-name="P5"><text:s text:c="8"/>// x and y are automatically cast to non-nullable after null check</text:p>
            <text:p text:style-name="P5"><text:s text:c="8"/>println(x * y)</text:p>
            <text:p text:style-name="P5"><text:s text:c="4"/>}</text:p>
            <text:p text:style-name="P5"><text:s text:c="4"/>else {</text:p>
            <text:p text:style-name="P5"><text:s text:c="8"/>println("either '$arg1' or '$arg2' is not a number")</text:p>
            <text:p text:style-name="P5"><text:s text:c="4"/>} <text:s text:c="3"/>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Live Exampl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SL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arger Code Exampl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6:32:05.507744578</meta:creation-date>
    <dc:date>2018-10-01T16:55:46.791044779</dc:date>
    <meta:editing-duration>PT3M21S</meta:editing-duration>
    <meta:editing-cycles>1</meta:editing-cycles>
    <meta:document-statistic meta:object-count="60"/>
    <meta:generator>LibreOffice/6.0.6.1$Linux_X86_64 LibreOffice_project/00$Build-1</meta:generator>
  </office:meta>
</office:document-meta>
</file>